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ffee"/>
    </style:style>
    <style:style style:name="P2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bffee" style:font-size-asian="11.3500003814697pt" style:font-size-complex="13pt"/>
    </style:style>
    <style:style style:name="P3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paragraph-rsid="001bffee" style:font-size-asian="11.3500003814697pt" style:font-size-complex="13pt"/>
    </style:style>
    <style:style style:name="P4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bffee" style:font-size-asian="20pt" style:font-size-complex="20pt"/>
    </style:style>
    <style:style style:name="P5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4f092" officeooo:paragraph-rsid="001bffee" style:font-size-asian="20pt" style:font-size-complex="20pt"/>
    </style:style>
    <style:style style:name="P6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08bd9f" officeooo:paragraph-rsid="001bffee" style:font-size-asian="14pt" style:font-size-complex="14pt"/>
    </style:style>
    <style:style style:name="P7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bffee" officeooo:paragraph-rsid="001bffee" style:font-size-asian="14pt" style:font-size-complex="14pt"/>
    </style:style>
    <style:style style:name="P8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4f092" officeooo:paragraph-rsid="001bffee" style:font-size-asian="11.3500003814697pt" style:font-size-complex="13pt"/>
    </style:style>
    <style:style style:name="P9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23c9d7" officeooo:paragraph-rsid="001bffee" style:font-size-asian="11.3500003814697pt" style:font-size-complex="13pt"/>
    </style:style>
    <style:style style:name="P10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e8f89" officeooo:paragraph-rsid="001bffee" style:font-size-asian="11.3500003814697pt" style:font-size-complex="13pt"/>
    </style:style>
    <style:style style:name="P11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08bd9f" officeooo:paragraph-rsid="001bffee" style:font-size-asian="13pt" style:font-size-complex="13pt"/>
    </style:style>
    <style:style style:name="P12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ffb0" officeooo:paragraph-rsid="001bffee" style:font-size-asian="13pt" style:font-size-complex="13pt"/>
    </style:style>
    <style:style style:name="P13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3c00f" officeooo:paragraph-rsid="001bffee" style:font-size-asian="13pt" style:font-size-complex="13pt"/>
    </style:style>
    <style:style style:name="P14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bffee" officeooo:paragraph-rsid="001bffee" style:font-size-asian="13pt" style:font-size-complex="13pt"/>
    </style:style>
    <style:style style:name="P15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e8f89" officeooo:paragraph-rsid="001bffee" style:font-size-asian="24pt" style:font-size-complex="24pt"/>
    </style:style>
    <style:style style:name="P16" style:family="paragraph" style:parent-style-name="Text_20_body">
      <style:text-properties fo:font-variant="normal" fo:text-transform="none" fo:color="#000066" style:font-name="Garamond" fo:font-size="14pt" fo:letter-spacing="normal" fo:font-style="normal" fo:font-weight="normal" officeooo:rsid="001bffee" officeooo:paragraph-rsid="001bffee" style:font-size-asian="14pt" style:font-size-complex="14pt"/>
    </style:style>
    <style:style style:name="P17" style:family="paragraph" style:parent-style-name="Text_20_body">
      <style:text-properties fo:font-size="20pt" officeooo:paragraph-rsid="001bffee" style:font-size-asian="20pt" style:font-size-complex="20pt"/>
    </style:style>
    <style:style style:name="P18" style:family="paragraph" style:parent-style-name="Text_20_body">
      <style:text-properties fo:font-size="20pt" officeooo:paragraph-rsid="001bffee"/>
    </style:style>
    <style:style style:name="P19" style:family="paragraph" style:parent-style-name="Text_20_body">
      <style:text-properties fo:font-size="13.6999998092651pt" officeooo:rsid="0013c00f" officeooo:paragraph-rsid="001bffee"/>
    </style:style>
    <style:style style:name="P20" style:family="paragraph" style:parent-style-name="Text_20_body">
      <style:text-properties officeooo:paragraph-rsid="001bffee"/>
    </style:style>
    <style:style style:name="T1" style:family="text">
      <style:text-properties fo:font-variant="normal" fo:text-transform="none" fo:color="#3e4349" style:font-name="Garamond" fo:letter-spacing="normal" fo:font-style="normal" fo:font-weight="normal" officeooo:rsid="0023c9d7"/>
    </style:style>
    <style:style style:name="T2" style:family="text">
      <style:text-properties fo:font-variant="normal" fo:text-transform="none" fo:color="#3e4349" style:font-name="Garamond" fo:letter-spacing="normal" fo:font-style="normal" fo:font-weight="normal" officeooo:rsid="0013c00f"/>
    </style:style>
    <style:style style:name="T3" style:family="text">
      <style:text-properties fo:font-variant="normal" fo:text-transform="none" fo:color="#3e4349" style:font-name="Garamond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e4349" style:font-name="Garamond" fo:letter-spacing="normal" fo:font-style="normal" fo:font-weight="normal" officeooo:rsid="00222d6d" style:font-weight-asian="normal" style:font-weight-complex="normal"/>
    </style:style>
    <style:style style:name="T5" style:family="text">
      <style:text-properties fo:font-variant="normal" fo:text-transform="none" fo:color="#3e4349" style:font-name="Garamond" fo:letter-spacing="normal" fo:font-style="normal" fo:font-weight="normal" officeooo:rsid="0013c00f" style:font-size-asian="20pt" style:font-size-complex="20pt"/>
    </style:style>
    <style:style style:name="T6" style:family="text">
      <style:text-properties fo:font-variant="normal" fo:text-transform="none" fo:color="#3e4349" style:font-name="Garamond" fo:letter-spacing="normal" fo:font-style="normal" fo:font-weight="normal" style:font-size-asian="11.3500003814697pt" style:font-size-complex="13pt"/>
    </style:style>
    <style:style style:name="T7" style:family="text">
      <style:text-properties fo:font-variant="normal" fo:text-transform="none" fo:color="#3e4349" style:font-name="Garamond" fo:letter-spacing="normal" fo:font-style="normal" fo:font-weight="normal" officeooo:rsid="00085bc3" style:font-size-asian="11.3500003814697pt" style:font-size-complex="13pt"/>
    </style:style>
    <style:style style:name="T8" style:family="text">
      <style:text-properties fo:font-variant="normal" fo:text-transform="none" fo:color="#3e4349" style:font-name="Garamond" fo:letter-spacing="normal" fo:font-style="normal" fo:font-weight="normal" officeooo:rsid="0018b5c7" style:font-size-asian="11.3500003814697pt" style:font-size-complex="13pt"/>
    </style:style>
    <style:style style:name="T9" style:family="text">
      <style:text-properties fo:font-variant="normal" fo:text-transform="none" fo:color="#3e4349" style:font-name="Garamond" fo:font-size="13pt" fo:letter-spacing="normal" fo:font-style="normal" fo:font-weight="normal" officeooo:rsid="0023c9d7" style:font-size-asian="13pt" style:font-size-complex="13pt"/>
    </style:style>
    <style:style style:name="T10" style:family="text">
      <style:text-properties fo:font-variant="normal" fo:text-transform="none" fo:color="#3e4349" style:font-name="Garamond" fo:font-size="13.6999998092651pt" fo:letter-spacing="normal" fo:font-style="normal" fo:font-weight="normal"/>
    </style:style>
    <style:style style:name="T11" style:family="text">
      <style:text-properties fo:font-variant="normal" fo:text-transform="none" fo:color="#3e4349" style:font-name="Garamond" fo:font-size="24pt" fo:letter-spacing="normal" fo:font-style="normal" fo:font-weight="normal" officeooo:rsid="0023c9d7" style:font-size-asian="24pt" style:font-size-complex="24pt"/>
    </style:style>
    <style:style style:name="T12" style:family="text">
      <style:text-properties fo:font-variant="normal" fo:text-transform="none" fo:color="#3e4349" style:font-name="Garamond" fo:font-size="24pt" fo:letter-spacing="normal" fo:font-style="normal" fo:font-weight="normal" officeooo:rsid="0013c00f" style:font-size-asian="24pt" style:font-size-complex="24pt"/>
    </style:style>
    <style:style style:name="T13" style:family="text">
      <style:text-properties fo:font-variant="normal" fo:text-transform="none" fo:color="#3e4349" style:font-name="Garamond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3e4349" style:font-name="Garamond" fo:font-size="25.7000007629395pt" fo:letter-spacing="normal" fo:font-style="normal" fo:font-weight="normal"/>
    </style:style>
    <style:style style:name="T15" style:family="text">
      <style:text-properties officeooo:rsid="001cffb0"/>
    </style:style>
    <style:style style:name="T16" style:family="text">
      <style:text-properties officeooo:rsid="00085bc3"/>
    </style:style>
    <style:style style:name="T17" style:family="text">
      <style:text-properties fo:font-size="13pt" officeooo:rsid="0014f092"/>
    </style:style>
    <style:style style:name="T18" style:family="text">
      <style:text-properties fo:font-size="13pt" officeooo:rsid="0023c9d7"/>
    </style:style>
    <style:style style:name="T19" style:family="text">
      <style:text-properties fo:font-size="13pt" officeooo:rsid="001a0ef8"/>
    </style:style>
    <style:style style:name="T20" style:family="text">
      <style:text-properties fo:font-size="13pt" officeooo:rsid="000b08e5"/>
    </style:style>
    <style:style style:name="T21" style:family="text">
      <style:text-properties fo:font-size="13pt" officeooo:rsid="000b08e5" style:font-size-asian="13pt"/>
    </style:style>
    <style:style style:name="T22" style:family="text">
      <style:text-properties fo:color="#0000cc"/>
    </style:style>
    <style:style style:name="T23" style:family="text">
      <style:text-properties fo:color="#0000cc" officeooo:rsid="001bffee"/>
    </style:style>
    <style:style style:name="T24" style:family="text">
      <style:text-properties officeooo:rsid="001bf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7"><text:span text:style-name="T1">1</text:span><text:span text:style-name="T2">)</text:span><text:span text:style-name="T3">DEPENDENCIES </text:span><text:span text:style-name="T4">installation stuff</text:span></text:p>
      <text:p text:style-name="P18"><text:span text:style-name="T9">1</text:span><text:span text:style-name="T5">. </text:span><text:span text:style-name="T10">INSTALLATION Put loading script tag after jquery script tag</text:span></text:p>
      <text:p text:style-name="P4"><text:s/>&lt;script type="text/javascript" src="js/<text:span text:style-name="T15">script</text:span>.js"&gt;&lt;/script&gt; </text:p>
      <text:p text:style-name="P5"><text:s/>&lt;script src="js/<text:span text:style-name="T24">groupedColumChart</text:span>.js"&gt;&lt;/script&gt;</text:p>
      <text:p text:style-name="P2"/>
      <text:p text:style-name="P19"><text:span text:style-name="T6">2)&lt;div id="example</text:span><text:span text:style-name="T7">2</text:span><text:span text:style-name="T6">"&gt;&lt;/div&gt;//</text:span><text:span text:style-name="T8">container to load your chart</text:span></text:p>
      <text:p text:style-name="P2"><text:s/></text:p>
      <text:p text:style-name="P3"><text:span text:style-name="T17">3)</text:span><text:span text:style-name="T18">In script.js </text:span><text:span text:style-name="T17"><text:s/>function to </text:span><text:span text:style-name="T19">pass</text:span><text:span text:style-name="T17"> </text:span><text:span text:style-name="T20">options defined in <text:s/></text:span><text:span text:style-name="T21">CONFIGURATION PARAMETERS.</text:span></text:p>
      <text:p text:style-name="P16">groupedColumn(options);</text:p>
      <text:p text:style-name="P6">For sample you can go to: <text:span text:style-name="T23">http://178.62.195.202/BlackSwanChartLib/assets/groupedColumChart/</text:span></text:p>
      <text:p text:style-name="P20"><text:span text:style-name="T11">2</text:span><text:span text:style-name="T12">)</text:span><text:span text:style-name="T13">CONFIGURATION PARAMETERS</text:span></text:p>
      <text:p text:style-name="P8">In Bubble.js we can pass parameters for:-</text:p>
      <text:p text:style-name="P9"/>
      <text:p text:style-name="P14">var options = {</text:p>
      <text:p text:style-name="P14"><text:s text:c="8"/>container: "#example2",</text:p>
      <text:p text:style-name="P14"><text:s text:c="8"/>header: "MY CASE DIARY",</text:p>
      <text:p text:style-name="P14"><text:s text:c="8"/>uri: "data/data.json",</text:p>
      <text:p text:style-name="P14"><text:s text:c="8"/>height: 400</text:p>
      <text:p text:style-name="P14"><text:s text:c="4"/>}</text:p>
      <text:p text:style-name="P14"/>
      <text:p text:style-name="P14"/>
      <text:p text:style-name="P15">4)Data Format</text:p>
      <text:p text:style-name="P7">[{</text:p>
      <text:p text:style-name="P7"><text:soft-page-break/><text:s/>"model": "Audi",</text:p>
      <text:p text:style-name="P7"><text:s/>"India": 789,</text:p>
      <text:p text:style-name="P7"><text:s/>"Brazil": 567,</text:p>
      <text:p text:style-name="P7"><text:s text:c="8"/>"Cuba": 667,</text:p>
      <text:p text:style-name="P7"><text:s/>"US": 1000</text:p>
      <text:p text:style-name="P7"><text:s/></text:p>
      <text:p text:style-name="P7">}, {</text:p>
      <text:p text:style-name="P7"><text:s/>"model": "BMW",</text:p>
      <text:p text:style-name="P7"><text:s/>"India": 1009,</text:p>
      <text:p text:style-name="P7"><text:s/>"Brazil": 980,</text:p>
      <text:p text:style-name="P7"><text:s text:c="8"/>"Cuba": 467,</text:p>
      <text:p text:style-name="P7"><text:s/>"US": 880</text:p>
      <text:p text:style-name="P7"><text:s/></text:p>
      <text:p text:style-name="P7">}, </text:p>
      <text:p text:style-name="P10">If data is not in this format Chart will be not loaded.</text:p>
      <text:p text:style-name="P8"/>
      <text:p text:style-name="P12"/>
      <text:p text:style-name="P13"/>
      <text:p text:style-name="P20"><text:line-break/><text:span text:style-name="T14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2:44:21.232226682</meta:creation-date>
    <dc:date>2017-04-01T12:50:15.314179268</dc:date>
    <meta:editing-duration>PT5M54S</meta:editing-duration>
    <meta:editing-cycles>1</meta:editing-cycles>
    <meta:document-statistic meta:table-count="0" meta:image-count="0" meta:object-count="0" meta:page-count="2" meta:paragraph-count="35" meta:word-count="104" meta:character-count="887" meta:non-whitespace-character-count="743"/>
    <meta:generator>LibreOffice/5.1.6.2$Linux_X86_64 LibreOffice_project/10m0$Build-2</meta:generator>
  </office:meta>
</office:document-meta>
</file>